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78b5" officeooo:paragraph-rsid="000d78b5"/>
    </style:style>
    <style:style style:name="P2" style:family="paragraph" style:parent-style-name="Standard">
      <style:text-properties officeooo:rsid="000e802c" officeooo:paragraph-rsid="000e802c"/>
    </style:style>
    <style:style style:name="P3" style:family="paragraph" style:parent-style-name="Standard">
      <style:text-properties fo:font-size="18pt" officeooo:rsid="00107389" officeooo:paragraph-rsid="00107389" style:font-size-asian="18pt" style:font-size-complex="18pt"/>
    </style:style>
    <style:style style:name="P4" style:family="paragraph" style:parent-style-name="Standard">
      <style:text-properties officeooo:rsid="00113bfc" officeooo:paragraph-rsid="00113bfc"/>
    </style:style>
    <style:style style:name="T1" style:family="text">
      <style:text-properties fo:font-weight="bold" style:font-weight-asian="bold" style:font-weight-complex="bold"/>
    </style:style>
    <style:style style:name="T2" style:family="text">
      <style:text-properties fo:font-weight="bold" officeooo:rsid="00107389" style:font-weight-asian="bold" style:font-weight-complex="bold"/>
    </style:style>
    <style:style style:name="T3" style:family="text">
      <style:text-properties fo:font-weight="bold" officeooo:rsid="0011159f" style:font-weight-asian="bold" style:font-weight-complex="bold"/>
    </style:style>
    <style:style style:name="T4" style:family="text">
      <style:text-properties fo:font-weight="bold" officeooo:rsid="00113bfc" style:font-weight-asian="bold" style:font-weight-complex="bold"/>
    </style:style>
    <style:style style:name="T5" style:family="text">
      <style:text-properties officeooo:rsid="00113bfc"/>
    </style:style>
    <style:style style:name="T6" style:family="text">
      <style:text-properties fo:font-weight="normal" style:font-weight-asian="normal" style:font-weight-complex="normal"/>
    </style:style>
    <style:style style:name="T7" style:family="text">
      <style:text-properties fo:font-weight="normal" officeooo:rsid="00113bfc" style:font-weight-asian="normal" style:font-weight-complex="normal"/>
    </style:style>
    <style:style style:name="T8" style:family="text">
      <style:text-properties fo:font-weight="normal" officeooo:rsid="0012d7f9" style:font-weight-asian="normal" style:font-weight-complex="normal"/>
    </style:style>
    <style:style style:name="T9" style:family="text">
      <style:text-properties fo:font-weight="normal" officeooo:rsid="0014bcfa" style:font-weight-asian="normal" style:font-weight-complex="normal"/>
    </style:style>
    <style:style style:name="T10" style:family="text">
      <style:text-properties officeooo:rsid="0012d7f9"/>
    </style:style>
    <style:style style:name="T11" style:family="text">
      <style:text-properties officeooo:rsid="001674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A SPRINT 2</text:p>
      <text:p text:style-name="P1"/>
      <text:p text:style-name="P1">A fecha de <text:span text:style-name="T1">15 de marzo</text:span> de 2018 se acuerda en una reunión de demo con el cliente y el jefe de proyecto fijar antes del 22 de marzo una nueva fecha para la entrega del sprint 2 <text:span text:style-name="T5">porque</text:span> <text:span text:style-name="T4">s</text:span><text:span text:style-name="T2">e cumple el riesgo de que no se pide correctamente el nombre del destinatario, </text:span><text:span text:style-name="T3">relacionado con el requisito 2.2 y cuya causa es la falta de especificación del cliente </text:span><text:span text:style-name="T7">y se requieren hacer las medidas de mitigación indicadas en el documento de gestión de riesgos</text:span>. Se aprueban los cambios en los requisitos indicados en el documento de requisitos. Estos son: modificación de la dirección, modificación de la cantidad, modificación confirmar pedido, modificación nombre, modificación facturas.</text:p>
      <text:p text:style-name="P1"/>
      <text:p text:style-name="P1">A fecha de <text:span text:style-name="T1">27 de marzo</text:span> en una reunión con los desarrolladores y el jefe del proyecto se acuerda que el sprint 2 durará como mínimo hasta el 27 de abril. El jefe de proyecto debe reunirse con el cliente para acordar la nueva fecha de entrega. Se estima el impacto de cada cambio propuesto anteriormente, y queda reflejado en la definición de actividades, las tareas de modificaciones, y en la especificación de requisitos, en el impacto. Suman un total de 6,<text:span text:style-name="T11">5</text:span> horas, <text:span text:style-name="T11">un 50% de lo estimado para el sprint 2. Tras la detección y cumplimento del riesgo por la falta de especificación del cliente respecto al nombre, se le asignan las tareas de corrección a Pablo porque fue él el que las desarrolló en el primer sprint y tiene más conocimiento de las funciones relacionadas.</text:span></text:p>
      <text:p text:style-name="P1"/>
      <text:p text:style-name="P1">A fecha de <text:span text:style-name="T1">29 de marzo</text:span> el jefe de proyecto se reúne con el cliente para informarle de la nueva fecha prevista de entrega. Ésta se acuerda para el 27 de abril. <text:span text:style-name="T10">Se planificaron 2 horas para la reunión de planificación y se cumplió con la previsión. No llevamos ni atrasos ni adelantos con la estimación global.</text:span></text:p>
      <text:p text:style-name="P1"/>
      <text:p text:style-name="P4">A fecha de <text:span text:style-name="T1">5 de abril </text:span><text:span text:style-name="T6">se concluyen las tareas de corrección de los cambios respecto a la versión final del sprint 1 y, con ello, se concluyen los riesgos asociados a los mismos. </text:span><text:span text:style-name="T8">Se estimaron 6.5h para las correcciones y se adelantaron 3 horas. </text:span><text:span text:style-name="T9">Llevamos un adelanto global de 3h.</text:span></text:p>
      <text:p text:style-name="P1"/>
      <text:p text:style-name="P2">En vista de que se tienen que añadir dos tareas para la revisión de riesgos antes de la fecha de entrega del sprint, se le comunica al cliente a fecha de <text:span text:style-name="T1">19 de marzo</text:span> que la fecha de entrega se retrasará una seman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8:31:37.658056995</meta:creation-date>
    <meta:generator>LibreOffice/5.1.6.2$Linux_X86_64 LibreOffice_project/10m0$Build-2</meta:generator>
    <dc:date>2018-04-19T19:06:31.052668852</dc:date>
    <meta:editing-duration>PT24M38S</meta:editing-duration>
    <meta:editing-cycles>7</meta:editing-cycles>
    <meta:document-statistic meta:table-count="0" meta:image-count="0" meta:object-count="0" meta:page-count="1" meta:paragraph-count="6" meta:word-count="405" meta:character-count="2256" meta:non-whitespace-character-count="1857"/>
  </office:meta>
</office:document-meta>
</file>